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style-name="ce2" office:value-type="string" calcext:value-type="string" table:number-columns-spanned="2" table:number-rows-spanned="1">
            <text:p>NMN (nmol/mg enzyme/min)</text:p>
          </table:table-cell>
          <table:covered-table-cell table:style-name="ce2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Nam (mM)</text:p>
          </table:table-cell>
          <table:table-cell table:style-name="Default" office:value-type="string" calcext:value-type="string">
            <text:p>PRPP (mM)</text:p>
          </table:table-cell>
          <table:table-cell table:style-name="Default" office:value-type="string" calcext:value-type="string">
            <text:p>ATP (mM)</text:p>
          </table:table-cell>
          <table:table-cell table:style-name="Default" office:value-type="string" calcext:value-type="string">
            <text:p>Repeat</text:p>
          </table:table-cell>
          <table:table-cell office:value-type="string" calcext:value-type="string">
            <text:p>Wildtype</text:p>
          </table:table-cell>
          <table:table-cell table:style-name="ce1" office:value-type="string" calcext:value-type="string">
            <text:p>Mutant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7848337242167" calcext:value-type="float">
            <text:p>8,1784833724</text:p>
          </table:table-cell>
          <table:table-cell office:value-type="float" office:value="3.57355568790947" calcext:value-type="float">
            <text:p>3,5735556879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81766792952071" calcext:value-type="float">
            <text:p>7,8176679295</text:p>
          </table:table-cell>
          <table:table-cell office:value-type="float" office:value="3.37502481635894" calcext:value-type="float">
            <text:p>3,375024816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93793974382103" calcext:value-type="float">
            <text:p>7,9379397438</text:p>
          </table:table-cell>
          <table:table-cell office:value-type="float" office:value="3.17649394480842" calcext:value-type="float">
            <text:p>3,1764939448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6625172890733" calcext:value-type="float">
            <text:p>2,7662517289</text:p>
          </table:table-cell>
          <table:table-cell office:value-type="float" office:value="0.992654357752624" calcext:value-type="float">
            <text:p>0,9926543578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0679535750797" calcext:value-type="float">
            <text:p>3,0067953575</text:p>
          </table:table-cell>
          <table:table-cell office:value-type="float" office:value="0.694858050426844" calcext:value-type="float">
            <text:p>0,694858050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6761080040893" calcext:value-type="float">
            <text:p>3,3676108004</text:p>
          </table:table-cell>
          <table:table-cell office:value-type="float" office:value="-0.099265435775259" calcext:value-type="float">
            <text:p>-0,0992654358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114438631307" calcext:value-type="float">
            <text:p>4,9311443863</text:p>
          </table:table-cell>
          <table:table-cell office:value-type="float" office:value="0.794123486202106" calcext:value-type="float">
            <text:p>0,7941234862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65277527211498" calcext:value-type="float">
            <text:p>5,6527752721</text:p>
          </table:table-cell>
          <table:table-cell office:value-type="float" office:value="0.297796307325791" calcext:value-type="float">
            <text:p>0,297796307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1087257201274" calcext:value-type="float">
            <text:p>4,810872572</text:p>
          </table:table-cell>
          <table:table-cell office:value-type="float" office:value="0.992654357752624" calcext:value-type="float">
            <text:p>0,9926543578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9467797221721" calcext:value-type="float">
            <text:p>6,4946779722</text:p>
          </table:table-cell>
          <table:table-cell office:value-type="float" office:value="1.58824697240421" calcext:value-type="float">
            <text:p>1,588246972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1.78677784395474" calcext:value-type="float">
            <text:p>1,786777844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25413434361657" calcext:value-type="float">
            <text:p>6,2541343436</text:p>
          </table:table-cell>
          <table:table-cell office:value-type="float" office:value="1.38971610085368" calcext:value-type="float">
            <text:p>1,3897161009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1494978651753" calcext:value-type="float">
            <text:p>6,6149497865</text:p>
          </table:table-cell>
          <table:table-cell office:value-type="float" office:value="1.48898153662894" calcext:value-type="float">
            <text:p>1,4889815366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7576522941849" calcext:value-type="float">
            <text:p>6,9757652294</text:p>
          </table:table-cell>
          <table:table-cell office:value-type="float" office:value="2.08457415128052" calcext:value-type="float">
            <text:p>2,0845741513</text:p>
          </table:table-cell>
        </table:table-row>
        <table:table-row table:style-name="ro1">
          <table:table-cell office:value-type="string" calcext:value-type="string">
            <text:p>10 min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33658067231944" calcext:value-type="float">
            <text:p>7,3365806723</text:p>
          </table:table-cell>
          <table:table-cell office:value-type="float" office:value="2.18383958705579" calcext:value-type="float">
            <text:p>2,183839587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style-name="Default" table:number-columns-repeated="5"/>
          <table:table-cell table:style-name="ce1"/>
          <table:table-cell/>
        </table:table-row>
        <table:table-row table:style-name="ro1" table:number-rows-repeated="13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</meta:initial-creator>
    <meta:creation-date>2018-06-21T14:02:59.626552058</meta:creation-date>
    <dc:date>2018-06-21T14:08:26.630517420</dc:date>
    <dc:creator>Mathias </dc:creator>
    <meta:editing-duration>PT5M25S</meta:editing-duration>
    <meta:editing-cycles>3</meta:editing-cycles>
    <meta:generator>LibreOffice/5.1.6.2$Linux_X86_64 LibreOffice_project/10m0$Build-2</meta:generator>
    <meta:document-statistic meta:table-count="1" meta:cell-count="113" meta:object-count="0"/>
  </office:meta>
</office:document-meta>
</file>